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font-weight="bold" style:font-weight-asian="bold"/>
    </style:style>
    <style:style style:name="P3" style:family="paragraph" style:parent-style-name="Standard">
      <style:paragraph-properties fo:margin-top="0in" fo:margin-bottom="0in" loext:contextual-spacing="false" fo:text-align="justify" style:justify-single-word="false"/>
      <style:text-properties fo:font-weight="bold" style:font-weight-asian="bold"/>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master-page-name="Standard">
      <style:paragraph-properties fo:margin-top="0in" fo:margin-bottom="0in" loext:contextual-spacing="false" fo:text-align="center" style:justify-single-word="false" style:page-number="1"/>
      <style:text-properties fo:font-weight="bold" style:font-weight-asian="bold"/>
    </style:style>
    <style:style style:name="P7"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size="9pt" style:font-size-asian="9pt" style:font-size-complex="9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Calibri" style:font-name-asian="Calibri1" style:font-name-complex="Calibri1"/>
    </style:style>
    <style:style style:name="T6" style:family="text">
      <style:text-properties fo:color="#ff0000" fo:font-weight="bold" style:font-weight-asian="bold"/>
    </style:style>
    <style:style style:name="T7" style:family="text">
      <style:text-properties fo:color="#ff0000"/>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4"><text:span text:style-name="T1">ESCENA M</text:span></text:p>
      <text:p text:style-name="P4"><text:span text:style-name="T2">Encuentro sobre el sentido, el presente y los desafíos de la música local</text:span></text:p>
      <text:p text:style-name="P2"/>
      <text:p text:style-name="P2"/>
      <text:p text:style-name="P4"><text:span text:style-name="T2"><text:s/></text:span></text:p>
      <text:p text:style-name="P4">Paraninfo Universidad de Antioquia.</text:p>
      <text:p text:style-name="P4">19 de julio.</text:p>
      <text:p text:style-name="P4">9 am a 6 pm</text:p>
      <text:p text:style-name="P4"><text:s/></text:p>
      <text:p text:style-name="P1"><text:span text:style-name="T2">Organizadores</text:span>: Extensión Cultural de la Universidad de Antioquia y Patio Sonoro del Museo de Antioquia, El Suiche, Red de Casas de Cultura de Medellin.</text:p>
      <text:p text:style-name="P1"><text:s/></text:p>
      <text:p text:style-name="P1"><text:span text:style-name="T2">Apoyan:</text:span> Alianza para el Centro.</text:p>
      <text:p text:style-name="P1"><text:s/></text:p>
      <text:p text:style-name="P5"><text:span text:style-name="T2">Proyección de participantes: </text:span>el evento está orientado a directores, coordinadores, managers de agrupaciones musicales, integrantes de proyectos organizativos en torno a la música, integrantes de entidades público – privadas que realizan proyecto con música, medios y comunicadores de la música, entidades culturales de carácter privado, realizadores audiovisuales, artistas, investigadores, gestores culturales, funcionarios públicos y directores de festivales público – privados, sellos y agencias, <text:s/>productores musicales, tiendas de música<text:span text:style-name="T3">[</text:span><text:span text:style-name="T3"><office:annotation office:name="__Annotation__19_369117731"><dc:creator>José David Medina Holguín</dc:creator><dc:date>2017-06-24T04:52:37</dc:date><text:p><text:span text:style-name="T8">Es importante comunicar que se invita a múltiples actores. Se invita a la comunidad de la música.</text:span></text:p></office:annotation></text:span><text:span text:style-name="T3">g2</text:span><office:annotation-end office:name="__Annotation__19_369117731"/><text:span text:style-name="T3">] </text:span>.</text:p>
      <text:p text:style-name="P1"><text:s/></text:p>
      <text:p text:style-name="P1"><text:span text:style-name="T2"><text:s/></text:span></text:p>
      <text:p text:style-name="P1"><text:soft-page-break/><text:span text:style-name="T2">Tema central, tema sombrilla</text:span></text:p>
      <text:p text:style-name="P1"><text:span text:style-name="T2"><text:s/></text:span></text:p>
      <text:p text:style-name="P1">-<text:span text:style-name="T4"> <text:s text:c="6"/></text:span>Sentido y pertinencia de la escena musical</text:p>
      <text:p text:style-name="P1">-<text:span text:style-name="T4"> <text:s text:c="6"/></text:span>Estado actual de la escena musical de Medellín.</text:p>
      <text:p text:style-name="P1">-<text:span text:style-name="T4"> <text:s text:c="6"/></text:span>Perspectivas, desafíos y oportunidades.</text:p>
      <text:p text:style-name="P1">-<text:span text:style-name="T4"> <text:s text:c="6"/></text:span>Retos de los actores o agentes de la escena musical.</text:p>
      <text:p text:style-name="P1">-<text:span text:style-name="T4"> <text:s text:c="6"/></text:span>La pluralidad de las músicas: la diversidad de las expresiones musicales en el marco de una ciudad compleja.</text:p>
      <text:p text:style-name="P1">-<text:span text:style-name="T4"> <text:s text:c="6"/></text:span>Resistencia y adaptación en las músicas: experiencias de gestión, autogestión y concepciones de la gestión.</text:p>
      <text:p text:style-name="P1">-<text:span text:style-name="T4"> <text:s text:c="6"/></text:span>Los datos abiertos en la música.</text:p>
      <text:p text:style-name="P1"><text:s/></text:p>
      <text:p text:style-name="P1"><text:span text:style-name="T2">Otros Temas:</text:span></text:p>
      <text:p text:style-name="P1"><text:span text:style-name="T2"><text:s/></text:span></text:p>
      <text:p text:style-name="P1">Datos abiertos.</text:p>
      <text:p text:style-name="P1"><text:s/></text:p>
      <text:p text:style-name="P1"><text:s/></text:p>
      <text:p text:style-name="P1"><text:span text:style-name="T2">Metodología</text:span><text:span text:style-name="T3">[</text:span><text:span text:style-name="T3"><office:annotation office:name="__Annotation__58_369117731"><dc:creator>José David Medina Holguín</dc:creator><dc:date>2017-06-24T04:56:32</dc:date><text:p><text:span text:style-name="T8">Comenzar con la reflexión desde varias voces diferentes experiencias. Esto permite generar un espacio para ampliar la discusión, generarla, detonarla. <text:s/>Luego en las mesas.</text:span></text:p></office:annotation></text:span><text:span text:style-name="T3">g3</text:span><office:annotation-end office:name="__Annotation__58_369117731"/><text:span text:style-name="T3">] </text:span></text:p>
      <text:p text:style-name="P1"><text:span text:style-name="T2"><text:s/></text:span></text:p>
      <text:p text:style-name="P5">El encuentro se constituye en un escenario formativo, de intercambio, construcción y generación de conocimiento. Se trata de una oportunidad para comprender colectivamente los momentos de la escena musical, sus retos y posibilidades, por lo que el diálogo, la deliberación y creación colectiva son fundamentales como principios para identificar situaciones, oportunidades y propuestas de fortalecimiento. </text:p>
      <text:p text:style-name="P5"><text:s/></text:p>
      <text:p text:style-name="P5">Durante la jornada se realizarán paneles y exposiciones magistrales, las cuales se alternarán con mesas temáticas. <text:s/>Se espera una amplia participación de actores representativos de la escena musical, considerando que ésta se constituye a partir de la presencia de diversos actores, iniciativas y proyectos, por ende, no son los músicos el único actor, por lo cual se espera una representación diversa de esos agentes y su participación protagónica será fundamental para construir desde las múltiples voces, experiencias y visiones en torno a la realidad de la escena musical.</text:p>
      <text:p text:style-name="P5"><text:s/></text:p>
      <text:p text:style-name="P5"><text:soft-page-break/><text:s/></text:p>
      <text:p text:style-name="P5"><text:span text:style-name="T2"><text:s/></text:span></text:p>
      <text:p text:style-name="P5"><text:span text:style-name="T2"><text:s/></text:span></text:p>
      <text:p text:style-name="P5"><text:span text:style-name="T2"><text:s/></text:span></text:p>
      <text:p text:style-name="P5"><text:span text:style-name="T2"><text:s/></text:span></text:p>
      <text:p text:style-name="P5"><text:span text:style-name="T2">Agenda</text:span></text:p>
      <text:p text:style-name="P5"><text:span text:style-name="T2"><text:s/></text:span></text:p>
      <text:p text:style-name="P5">9 a 10. Inscripción y entrega de escarapelas (pre-inscripción vía google form) y café en el lobby, el intercambio y la conversación.</text:p>
      <text:p text:style-name="P5">Audición de música local.</text:p>
      <text:p text:style-name="P5"><text:s/></text:p>
      <text:p text:style-name="P5">Se requiere guiar ese momento, activar esa conversación, contar con la presencia de un dj y un maestro de ceremonias.</text:p>
      <text:p text:style-name="P5"><text:s/></text:p>
      <text:p text:style-name="P5"><text:span text:style-name="T2">10</text:span><text:span text:style-name="T4"> <text:s/>-</text:span><text:span text:style-name="T2">12m Panel. La escena musical hoy: Presente y desafíos.</text:span></text:p>
      <text:p text:style-name="P5"><text:span text:style-name="T2"><text:s/></text:span></text:p>
      <text:p text:style-name="P5">El panel permite generar preguntar, activar la reflexión, comparte cuestionamientos y suscita la deliberación.</text:p>
      <text:p text:style-name="P5"><text:span text:style-name="T5"><text:s/></text:span></text:p>
      <text:p text:style-name="P5"><text:span text:style-name="T5">10 vídeos de experiencias emblemáticas (El Suiche,Festival Rock Comuna 4,Ciudad Frecuencia, Agroarte, Son Bata,Grupo de Valores Musiciales, HagalaU, Música Corriente,Red de Escuelas, Extensión Cultural UdeA) específicas e invitados generales, que representen diferentes experiencias.</text:span></text:p>
      <text:p text:style-name="P5"><text:span text:style-name="T5"><text:s/></text:span></text:p>
      <text:p text:style-name="P5"><text:span text:style-name="T5">Juan Antonio Agudelo, Gestor musical</text:span></text:p>
      <text:p text:style-name="P5"><text:span text:style-name="T5">Juan Pablo Guerra, (Mancha Roja, Ojo Vhermelo, Juerga Continua)</text:span></text:p>
      <text:p text:style-name="P5"><text:span text:style-name="T5">Felipe Grajales, Festival Altavoz</text:span></text:p>
      <text:p text:style-name="P5"><text:soft-page-break/><text:span text:style-name="T5"><text:s/></text:span></text:p>
      <text:p text:style-name="P5"><text:s/></text:p>
      <text:p text:style-name="P5"><text:span text:style-name="T2">Moderador:</text:span>Federico López.</text:p>
      <text:p text:style-name="P5"><text:span text:style-name="T2">Relator: </text:span></text:p>
      <text:p text:style-name="P5"/>
      <text:p text:style-name="P5"/>
      <text:p text:style-name="P5"/>
      <text:p text:style-name="P5"><text:span text:style-name="T2">12m-1:30pm</text:span>. Almuerzo.</text:p>
      <text:p text:style-name="P5"><text:s/></text:p>
      <text:p text:style-name="P5"><text:span text:style-name="T2">1:30 a 5 PM Mesas de Temáticas</text:span></text:p>
      <text:p text:style-name="P5"><text:s/></text:p>
      <text:p text:style-name="P5">Un moderador por mesa, con habilidad metodológica, tallerista, que tenga capacidad de orientar un taller o un ejercicio de cocreación.</text:p>
      <text:p text:style-name="P5">El relator con capacidad de articular la discusión.</text:p>
      <text:p text:style-name="P5"><text:s/></text:p>
      <text:p text:style-name="P5">Cada mesa tendrá máximo 20 o 25 personas.</text:p>
      <text:p text:style-name="P5"><text:s/></text:p>
      <text:p text:style-name="P5">Reunión de creación metodológica.</text:p>
      <text:p text:style-name="P5"><text:span text:style-name="T2"><text:s/></text:span></text:p>
      <text:p text:style-name="P5">Cada Mesa temática estará moderada u orientada por una persona integrante de un proceso musical, de un proyecto organizativo o medio de comunicación de la Música y a su vez tendrá un relator. En cada mesa se buscará deliberar en torno al tema central, se elaborarán preguntas centrales, preguntas orientadoras del debate y se invitará a construir propuestas y conclusiones.</text:p>
      <text:p text:style-name="P5"><text:s/></text:p>
      <text:p text:style-name="P5">Cada mesa debe definir un tema, unas preguntas orientadoras, metodología y quizás una propuestas para construir un producto, por ejemplo un texto.</text:p>
      <text:p text:style-name="P5"><text:soft-page-break/><text:span text:style-name="T2"><text:s/></text:span></text:p>
      <text:p text:style-name="P3"/>
      <text:p text:style-name="P1"><text:span text:style-name="T2">Mesa 1: Investigación y documentación de procesos alrededor de la música. </text:span><text:span text:style-name="T6"><text:s/></text:span><text:span text:style-name="T7">En esta mesa se busca indagar por los procesos de investigación y documentación que se han realizado de los procesos musicales en Medellín. Aquí se pretende cuestionar cómo podrían aportar estos procesos al futuro, las herramientas que se han usado hasta el día de hoy y cuales están en la mesa para dar uso en un futuro, y las implicaciones que pueda tener en la construcción de propuestas constructivas.</text:span></text:p>
      <text:p text:style-name="P1">Moderador: Ivan Lopez</text:p>
      <text:p text:style-name="P1">Relator: * Leidy Rendon </text:p>
      <text:p text:style-name="P1"><text:span text:style-name="T2">Mesa 2: Relacionamiento entre actores de la música. </text:span><text:span text:style-name="T7">En esta mesa se busca que, actores de la música desde lo público, privado y el ámbito de la autogestión puedan identificar oportunidades para articularse y comenzar a establecer espacios para el diálogo y la construcción de procesos que contribuyan al mejoramiento de la gestión musical en la ciudad.</text:span></text:p>
      <text:p text:style-name="P1">Moderador: Alejandro Vélez</text:p>
      <text:p text:style-name="P1">Relator: Juanita Calle</text:p>
      <text:p text:style-name="P1"><text:span text:style-name="T2">Mesa 3: Marketing musical (P.R, mercado, planes de comunicación) </text:span><text:span text:style-name="T7">En esta mesa se busca que los participantes identifiquen problemàticas alrededor de los procesos de marketing en la mùsica, cuales son los desafìos constantes a los que se enfrentan para entender cuales son las mejores formas y herramientas prácticas que permitan que las bandas puedan entender y mostrar sus proyectos para el mercado musical.</text:span></text:p>
      <text:p text:style-name="P1">Moderador: Santiago Arango</text:p>
      <text:p text:style-name="P1">Relator: <text:s/>Doreina Goes</text:p>
      <text:p text:style-name="P1"><text:span text:style-name="T2">Mesa 4: Circulación de la música </text:span><text:span text:style-name="T7">Esta mesa pretende encontrar las dificultades locales para la circulación de las bandas a nivel nacional e internacional, a partir de ello identificar oportunidades que permitan mostrar en otros escenarios lo que se está haciendo a nivel local.</text:span></text:p>
      <text:p text:style-name="P1">Moderador: Jhon Serna*</text:p>
      <text:p text:style-name="P1">Relator: Yaqueline Quintero</text:p>
      <text:p text:style-name="P1"><text:span text:style-name="T2">Mesa 5: Autogestión de procesos musicales </text:span><text:span text:style-name="T7">Este tema busca poner en un espacio de diálogo a los actores de la autogestión de la ciudad, de tal modo que se puedan narrar las dificultades y encontrar formas de generar modelos sostenibles que hagan perdurar en el tiempo los procesos.</text:span></text:p>
      <text:p text:style-name="P1">Moderador: Viviana Ramirez </text:p>
      <text:p text:style-name="P1">Relator: Adela Ortega</text:p>
      <text:p text:style-name="P1"><text:span text:style-name="T2">Mesa 6: Desafios de las músicas populares y folklóricas de Medellín </text:span><text:span text:style-name="T7">es importante identificar las tendencias musicales que se están formando en la ciudad por jóvenes y que por no pertenecer a escenas mundialmente reconocidas o con un mercado amplio parecen no estar integrados a los escenarios musicales de la ciudad.</text:span></text:p>
      <text:p text:style-name="P1">Moderador: Sergio Restrepo, Jorge Blandon*</text:p>
      <text:p text:style-name="P1">Relator: Natalia Garcia</text:p>
      <text:p text:style-name="P1"><text:span text:style-name="T2">Mesa 7: Necesidades de agremiación en los músicos locales (legislación, derechos de autor, agremiaciones) </text:span><text:span text:style-name="T7">Esta mesa se hace vital para que los músicos se integren en espacio donde se discuta acerca de sus derechos, para que se comience a trabajar alrededor de políticas públicas, legislación y deberes desde el ámbito legal en cuanto a la protección del arte.</text:span></text:p>
      <text:p text:style-name="P1"><text:soft-page-break/>Moderador: <text:s/>Cesar Augusto Serna</text:p>
      <text:p text:style-name="P1">Relator: *</text:p>
      <text:p text:style-name="P5"><text:span text:style-name="T2"><text:s/></text:span></text:p>
      <text:p text:style-name="P5"><text:span text:style-name="T2">4,30. Café (en este espacio el orientador y el relator organizan la presentación)</text:span></text:p>
      <text:p text:style-name="P5"><text:span text:style-name="T2">5pm. Conclusiones, propuestas generales.</text:span></text:p>
      <text:p text:style-name="P1"><text:s/></text:p>
      <text:p text:style-name="P1"><text:span text:style-name="T2">OBSERVACIONES</text:span></text:p>
      <text:p text:style-name="P1"><text:s/></text:p>
      <text:p text:style-name="P1">-<text:span text:style-name="T4"> <text:s text:c="6"/></text:span>Se requiere inscripción previa.</text:p>
      <text:p text:style-name="P1">-<text:span text:style-name="T4"> <text:s text:c="6"/></text:span>Se contará con una capacidad en el Paraninfo para 150 personas.</text:p>
      <text:p text:style-name="P1">-<text:span text:style-name="T4"> <text:s text:c="6"/></text:span>Definir un número de personas máximo para cada Mesa, por ejemplo 25 personas.</text:p>
      <text:p text:style-name="P1"><text:s/></text:p>
      <text:p text:style-name="P1"><draw:rect text:anchor-type="as-char" svg:y="0in" draw:z-index="0" draw:style-name="gr1" draw:text-style-name="P7" svg:width="0.0012in" svg:height="0.0213in"><text:p/></draw:rect></text:p>
      <text:p text:style-name="P1"><text:span text:style-name="T3"><text:s/>[g1]</text:span>Pensar un nombre corto, que gráficamente sea más atractivo, fácil de comunicar. El título actual es largo, pero puede ser el subtitulo.</text:p>
      <text:p text:style-name="P1">-¡Pensemos la escena!</text:p>
      <text:p text:style-name="P1">-¡pensemos la música!</text:p>
      <text:p text:style-name="P1">-La música hoy.</text:p>
      <text:p text:style-name="P1">- Presente</text:p>
      <text:p text:style-name="P1"><text:span text:style-name="T3"><text:s/>[g2]</text:span>Es importante comunicar que se invita a múltiples actores. Se invita a la comunidad de la música.</text:p>
      <text:p text:style-name="P1"><text:span text:style-name="T3"><text:s/>[g3]</text:span>Comenzar con la reflexión desde varias voces diferentes experiencias. Esto permite generar un espacio para ampliar la discusión, generarla, detonarla. <text:s/>Luego en las mesas.</text:p>
      <text:p text:style-name="P1"><text:span text:style-name="T3"><text:s/>[g4]</text:span>Que los paneles tengan streaming. Las relatorías pueden ser en texto y en audio. Que del encuentro salgan podcast.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5" meta:word-count="1194" meta:character-count="7918" meta:non-whitespace-character-count="6683"/>
    <meta:generator>LibreOfficeDev/5.1.0.3$Linux_X86_64 LibreOffice_project/</meta:generator>
  </office:meta>
</office:document-meta>
</file>